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f8a" officeooo:paragraph-rsid="00115f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GitH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6:56:24.158501221</meta:creation-date>
    <dc:date>2025-09-12T16:56:53.992788140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24.2.7.2$Linux_X86_64 LibreOffice_project/420$Build-2</meta:generator>
  </office:meta>
</office:document-meta>
</file>